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 style:data-style-name="N121"/>
    <style:style style:name="ce2" style:family="table-cell" style:parent-style-name="Default" style:data-style-name="N122"/>
    <style:style style:name="ce8" style:family="table-cell" style:parent-style-name="Default" style:data-style-name="N61">
      <style:table-cell-properties fo:background-color="#00ff66"/>
    </style:style>
    <style:style style:name="ce9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Bits (mant/exp)</text:p>
          </table:table-cell>
          <table:table-cell office:value-type="string" calcext:value-type="string">
            <text:p># of trials</text:p>
          </table:table-cell>
          <table:table-cell office:value-type="string" calcext:value-type="string">
            <text:p>cf_nextr</text:p>
          </table:table-cell>
          <table:table-cell office:value-type="string" calcext:value-type="string">
            <text:p>cf_nextr16</text:p>
          </table:table-cell>
          <table:table-cell office:value-type="string" calcext:value-type="string">
            <text:p>cf_nextr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3,6</text:p>
          </table:table-cell>
          <table:table-cell office:value-type="float" office:value="9693141" calcext:value-type="float">
            <text:p>9693141</text:p>
          </table:table-cell>
          <table:table-cell office:value-type="float" office:value="0.013992" calcext:value-type="float">
            <text:p>0.013992</text:p>
          </table:table-cell>
          <table:table-cell office:value-type="float" office:value="0.0139941" calcext:value-type="float">
            <text:p>0.0139941</text:p>
          </table:table-cell>
          <table:table-cell office:value-type="float" office:value="0.0139851" calcext:value-type="float">
            <text:p>0.0139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11,6</text:p>
          </table:table-cell>
          <table:table-cell office:value-type="float" office:value="9693056" calcext:value-type="float">
            <text:p>9693056</text:p>
          </table:table-cell>
          <table:table-cell table:style-name="ce1" office:value-type="float" office:value="0.0000951618" calcext:value-type="float">
            <text:p>9.52E-05</text:p>
          </table:table-cell>
          <table:table-cell table:style-name="ce1" office:value-type="float" office:value="0.0000950444" calcext:value-type="float">
            <text:p>9.50E-05</text:p>
          </table:table-cell>
          <table:table-cell table:style-name="ce1" office:value-type="float" office:value="0.0000951142" calcext:value-type="float">
            <text:p>9.5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6,10</text:p>
          </table:table-cell>
          <table:table-cell office:value-type="float" office:value="9693618" calcext:value-type="float">
            <text:p>9693618</text:p>
          </table:table-cell>
          <table:table-cell office:value-type="float" office:value="0.00132599" calcext:value-type="float">
            <text:p>0.00132599</text:p>
          </table:table-cell>
          <table:table-cell office:value-type="float" office:value="0.00132783" calcext:value-type="float">
            <text:p>0.00132783</text:p>
          </table:table-cell>
          <table:table-cell office:value-type="float" office:value="0.00132627" calcext:value-type="float">
            <text:p>0.0013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8,9</text:p>
          </table:table-cell>
          <table:table-cell office:value-type="float" office:value="9687049" calcext:value-type="float">
            <text:p>9687049</text:p>
          </table:table-cell>
          <table:table-cell office:value-type="float" office:value="0.000743866" calcext:value-type="float">
            <text:p>0.000743866</text:p>
          </table:table-cell>
          <table:table-cell office:value-type="float" office:value="0.000744141" calcext:value-type="float">
            <text:p>0.000744141</text:p>
          </table:table-cell>
          <table:table-cell office:value-type="float" office:value="0.000744536" calcext:value-type="float">
            <text:p>0.00074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26,7</text:p>
          </table:table-cell>
          <table:table-cell office:value-type="float" office:value="9687089" calcext:value-type="float">
            <text:p>9687089</text:p>
          </table:table-cell>
          <table:table-cell table:style-name="ce1" office:value-type="float" office:value="0.00000000605174" calcext:value-type="float">
            <text:p>6.05E-09</text:p>
          </table:table-cell>
          <table:table-cell table:style-name="ce1" office:value-type="float" office:value="0.00000000605333" calcext:value-type="float">
            <text:p>6.05E-09</text:p>
          </table:table-cell>
          <table:table-cell table:style-name="ce1" office:value-type="float" office:value="0.00000000605228" calcext:value-type="float">
            <text:p>6.05E-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3,6</text:p>
          </table:table-cell>
          <table:table-cell office:value-type="float" office:value="4910669" calcext:value-type="float">
            <text:p>4910669</text:p>
          </table:table-cell>
          <table:table-cell office:value-type="float" office:value="0.0118728" calcext:value-type="float">
            <text:p>0.0118728</text:p>
          </table:table-cell>
          <table:table-cell office:value-type="float" office:value="0.0118579" calcext:value-type="float">
            <text:p>0.0118579</text:p>
          </table:table-cell>
          <table:table-cell office:value-type="float" office:value="0.0118763" calcext:value-type="float">
            <text:p>0.0118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11,6</text:p>
          </table:table-cell>
          <table:table-cell office:value-type="float" office:value="4630298" calcext:value-type="float">
            <text:p>4630298</text:p>
          </table:table-cell>
          <table:table-cell table:style-name="ce1" office:value-type="float" office:value="0.0000880206" calcext:value-type="float">
            <text:p>8.80E-05</text:p>
          </table:table-cell>
          <table:table-cell table:style-name="ce1" office:value-type="float" office:value="0.0000880561" calcext:value-type="float">
            <text:p>8.81E-05</text:p>
          </table:table-cell>
          <table:table-cell table:style-name="ce1" office:value-type="float" office:value="0.0000880263" calcext:value-type="float">
            <text:p>8.80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6,10</text:p>
          </table:table-cell>
          <table:table-cell office:value-type="float" office:value="9693713" calcext:value-type="float">
            <text:p>9693713</text:p>
          </table:table-cell>
          <table:table-cell office:value-type="float" office:value="0.00132336" calcext:value-type="float">
            <text:p>0.00132336</text:p>
          </table:table-cell>
          <table:table-cell office:value-type="float" office:value="0.00132333" calcext:value-type="float">
            <text:p>0.00132333</text:p>
          </table:table-cell>
          <table:table-cell office:value-type="float" office:value="0.00132283" calcext:value-type="float">
            <text:p>0.00132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8,9</text:p>
          </table:table-cell>
          <table:table-cell office:value-type="float" office:value="4872428" calcext:value-type="float">
            <text:p>4872428</text:p>
          </table:table-cell>
          <table:table-cell office:value-type="float" office:value="0.000583814" calcext:value-type="float">
            <text:p>0.000583814</text:p>
          </table:table-cell>
          <table:table-cell office:value-type="float" office:value="0.000583619" calcext:value-type="float">
            <text:p>0.000583619</text:p>
          </table:table-cell>
          <table:table-cell office:value-type="float" office:value="0.000583429" calcext:value-type="float">
            <text:p>0.000583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26,7</text:p>
          </table:table-cell>
          <table:table-cell office:value-type="float" office:value="4861444" calcext:value-type="float">
            <text:p>4861444</text:p>
          </table:table-cell>
          <table:table-cell table:style-name="ce1" office:value-type="float" office:value="0.00000000521489" calcext:value-type="float">
            <text:p>5.21E-09</text:p>
          </table:table-cell>
          <table:table-cell table:style-name="ce1" office:value-type="float" office:value="0.00000000521637" calcext:value-type="float">
            <text:p>5.22E-09</text:p>
          </table:table-cell>
          <table:table-cell table:style-name="ce1" office:value-type="float" office:value="0.00000000521567" calcext:value-type="float">
            <text:p>5.22E-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8,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72" calcext:value-type="float">
            <text:p>0.0272</text:p>
          </table:table-cell>
          <table:table-cell table:style-name="ce4" office:value-type="float" office:value="0.0112" calcext:value-type="float">
            <text:p>0.0112</text:p>
          </table:table-cell>
          <table:table-cell office:value-type="float" office:value="0.0304" calcext:value-type="float">
            <text:p>0.0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8,6</text:p>
          </table:table-cell>
          <table:table-cell office:value-type="float" office:value="10000" calcext:value-type="float">
            <text:p>10000</text:p>
          </table:table-cell>
          <table:table-cell table:style-name="ce4" office:value-type="float" office:value="0.00672" calcext:value-type="float">
            <text:p>0.00672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0.03936" calcext:value-type="float">
            <text:p>0.03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8,6</text:p>
          </table:table-cell>
          <table:table-cell office:value-type="float" office:value="10000" calcext:value-type="float">
            <text:p>10000</text:p>
          </table:table-cell>
          <table:table-cell table:style-name="ce4" office:value-type="float" office:value="0.0125714" calcext:value-type="float">
            <text:p>0.0125714</text:p>
          </table:table-cell>
          <table:table-cell office:value-type="float" office:value="0.0605714" calcext:value-type="float">
            <text:p>0.0605714</text:p>
          </table:table-cell>
          <table:table-cell office:value-type="float" office:value="0.0459429" calcext:value-type="float">
            <text:p>0.0459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8,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79556" calcext:value-type="float">
            <text:p>0.0979556</text:p>
          </table:table-cell>
          <table:table-cell table:style-name="ce4" office:value-type="float" office:value="0.0158222" calcext:value-type="float">
            <text:p>0.0158222</text:p>
          </table:table-cell>
          <table:table-cell office:value-type="float" office:value="0.0353778" calcext:value-type="float">
            <text:p>0.0353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8,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65818" calcext:value-type="float">
            <text:p>0.0565818</text:p>
          </table:table-cell>
          <table:table-cell table:style-name="ce4" office:value-type="float" office:value="0.0132364" calcext:value-type="float">
            <text:p>0.0132364</text:p>
          </table:table-cell>
          <table:table-cell office:value-type="float" office:value="0.101673" calcext:value-type="float">
            <text:p>0.101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8,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448" calcext:value-type="float">
            <text:p>0.04448</text:p>
          </table:table-cell>
          <table:table-cell table:style-name="ce4" office:value-type="float" office:value="0.00352" calcext:value-type="float">
            <text:p>0.0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8,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22316" calcext:value-type="float">
            <text:p>0.0622316</text:p>
          </table:table-cell>
          <table:table-cell office:value-type="float" office:value="0.0945684" calcext:value-type="float">
            <text:p>0.0945684</text:p>
          </table:table-cell>
          <table:table-cell office:value-type="float" office:value="0.0725053" calcext:value-type="float">
            <text:p>0.0725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8,6</text:p>
          </table:table-cell>
          <table:table-cell office:value-type="float" office:value="1000" calcext:value-type="float">
            <text:p>1000</text:p>
          </table:table-cell>
          <table:table-cell office:value-type="float" office:value="0.0108718" calcext:value-type="float">
            <text:p>0.0108718</text:p>
          </table:table-cell>
          <table:table-cell table:style-name="ce4" office:value-type="float" office:value="0.00225641" calcext:value-type="float">
            <text:p>0.00225641</text:p>
          </table:table-cell>
          <table:table-cell office:value-type="float" office:value="0.00430769" calcext:value-type="float">
            <text:p>0.00430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8,6</text:p>
          </table:table-cell>
          <table:table-cell office:value-type="float" office:value="1000" calcext:value-type="float">
            <text:p>1000</text:p>
          </table:table-cell>
          <table:table-cell office:value-type="float" office:value="0.0105263" calcext:value-type="float">
            <text:p>0.0105263</text:p>
          </table:table-cell>
          <table:table-cell table:style-name="ce4" office:value-type="float" office:value="0.00294737" calcext:value-type="float">
            <text:p>0.00294737</text:p>
          </table:table-cell>
          <table:table-cell office:value-type="float" office:value="0.0231579" calcext:value-type="float">
            <text:p>0.0231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8,6</text:p>
          </table:table-cell>
          <table:table-cell office:value-type="float" office:value="1000" calcext:value-type="float">
            <text:p>1000</text:p>
          </table:table-cell>
          <table:table-cell office:value-type="float" office:value="0.0524444" calcext:value-type="float">
            <text:p>0.0524444</text:p>
          </table:table-cell>
          <table:table-cell office:value-type="float" office:value="0.0595556" calcext:value-type="float">
            <text:p>0.0595556</text:p>
          </table:table-cell>
          <table:table-cell table:style-name="ce4" office:value-type="float" office:value="0.0186667" calcext:value-type="float">
            <text:p>0.018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8,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4706" calcext:value-type="float">
            <text:p>0.0164706</text:p>
          </table:table-cell>
          <table:table-cell table:style-name="ce4" office:value-type="float" office:value="0.00894118" calcext:value-type="float">
            <text:p>0.00894118</text:p>
          </table:table-cell>
          <table:table-cell office:value-type="float" office:value="0.0541176" calcext:value-type="float">
            <text:p>0.0541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8,6</text:p>
          </table:table-cell>
          <table:table-cell office:value-type="float" office:value="1000" calcext:value-type="float">
            <text:p>1000</text:p>
          </table:table-cell>
          <table:table-cell office:value-type="float" office:value="0.08" calcext:value-type="float">
            <text:p>0.08</text:p>
          </table:table-cell>
          <table:table-cell office:value-type="float" office:value="0.084" calcext:value-type="float">
            <text:p>0.084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8,6</text:p>
          </table:table-cell>
          <table:table-cell office:value-type="float" office:value="1000" calcext:value-type="float">
            <text:p>1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262857" calcext:value-type="float">
            <text:p>0.0262857</text:p>
          </table:table-cell>
          <table:table-cell table:style-name="ce4" office:value-type="float" office:value="0.0171429" calcext:value-type="float">
            <text:p>0.01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8,6</text:p>
          </table:table-cell>
          <table:table-cell office:value-type="float" office:value="1000" calcext:value-type="float">
            <text:p>1000</text:p>
          </table:table-cell>
          <table:table-cell table:style-name="ce5" office:value-type="float" office:value="0.109333" calcext:value-type="float">
            <text:p>0.109333</text:p>
          </table:table-cell>
          <table:table-cell table:style-name="ce5" office:value-type="float" office:value="0.130667" calcext:value-type="float">
            <text:p>0.130667</text:p>
          </table:table-cell>
          <table:table-cell table:style-name="ce9" office:value-type="float" office:value="0.0666667" calcext:value-type="float">
            <text:p>0.0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11,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32615" calcext:value-type="float">
            <text:p>0.0232615</text:p>
          </table:table-cell>
          <table:table-cell table:style-name="ce4" office:value-type="float" office:value="0.00120615" calcext:value-type="float">
            <text:p>0.00120615</text:p>
          </table:table-cell>
          <table:table-cell office:value-type="float" office:value="0.0350277" calcext:value-type="float">
            <text:p>0.0350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11,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95478" calcext:value-type="float">
            <text:p>0.0195478</text:p>
          </table:table-cell>
          <table:table-cell table:style-name="ce4" office:value-type="float" office:value="0.000848696" calcext:value-type="float">
            <text:p>0.000848696</text:p>
          </table:table-cell>
          <table:table-cell office:value-type="float" office:value="0.0205217" calcext:value-type="float">
            <text:p>0.0205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11,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63795" calcext:value-type="float">
            <text:p>0.0163795</text:p>
          </table:table-cell>
          <table:table-cell table:style-name="ce4" office:value-type="float" office:value="0.00209116" calcext:value-type="float">
            <text:p>0.00209116</text:p>
          </table:table-cell>
          <table:table-cell office:value-type="float" office:value="0.00875907" calcext:value-type="float">
            <text:p>0.00875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11,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25638" calcext:value-type="float">
            <text:p>0.0325638</text:p>
          </table:table-cell>
          <table:table-cell table:style-name="ce8" office:value-type="float" office:value="0.000055873" calcext:value-type="float">
            <text:p>5.59E-05</text:p>
          </table:table-cell>
          <table:table-cell office:value-type="float" office:value="0.0207492" calcext:value-type="float">
            <text:p>0.0207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11,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551363" calcext:value-type="float">
            <text:p>0.00551363</text:p>
          </table:table-cell>
          <table:table-cell table:style-name="ce4" office:value-type="float" office:value="0.000286018" calcext:value-type="float">
            <text:p>0.000286018</text:p>
          </table:table-cell>
          <table:table-cell office:value-type="float" office:value="0.0229126" calcext:value-type="float">
            <text:p>0.0229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11,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76826" calcext:value-type="float">
            <text:p>0.0076826</text:p>
          </table:table-cell>
          <table:table-cell table:style-name="ce4" office:value-type="float" office:value="0.00102244" calcext:value-type="float">
            <text:p>0.00102244</text:p>
          </table:table-cell>
          <table:table-cell office:value-type="float" office:value="0.0196241" calcext:value-type="float">
            <text:p>0.0196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11,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540074" calcext:value-type="float">
            <text:p>0.00540074</text:p>
          </table:table-cell>
          <table:table-cell table:style-name="ce4" office:value-type="float" office:value="0.000127607" calcext:value-type="float">
            <text:p>0.000127607</text:p>
          </table:table-cell>
          <table:table-cell office:value-type="float" office:value="0.00213791" calcext:value-type="float">
            <text:p>0.00213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11,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67077" calcext:value-type="float">
            <text:p>0.00667077</text:p>
          </table:table-cell>
          <table:table-cell table:style-name="ce4" office:value-type="float" office:value="0.00173128" calcext:value-type="float">
            <text:p>0.00173128</text:p>
          </table:table-cell>
          <table:table-cell office:value-type="float" office:value="0.00488205" calcext:value-type="float">
            <text:p>0.00488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11,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240842" calcext:value-type="float">
            <text:p>0.00240842</text:p>
          </table:table-cell>
          <table:table-cell table:style-name="ce4" office:value-type="float" office:value="0.000252632" calcext:value-type="float">
            <text:p>0.000252632</text:p>
          </table:table-cell>
          <table:table-cell office:value-type="float" office:value="0.00621474" calcext:value-type="float">
            <text:p>0.00621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11,6</text:p>
          </table:table-cell>
          <table:table-cell office:value-type="float" office:value="100000" calcext:value-type="float">
            <text:p>100000</text:p>
          </table:table-cell>
          <table:table-cell table:style-name="ce4" office:value-type="float" office:value="0.000675556" calcext:value-type="float">
            <text:p>0.000675556</text:p>
          </table:table-cell>
          <table:table-cell office:value-type="float" office:value="0.00103111" calcext:value-type="float">
            <text:p>0.00103111</text:p>
          </table:table-cell>
          <table:table-cell office:value-type="float" office:value="0.00352" calcext:value-type="float">
            <text:p>0.0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11,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21929" calcext:value-type="float">
            <text:p>0.0221929</text:p>
          </table:table-cell>
          <table:table-cell table:style-name="ce4" office:value-type="float" office:value="0.00472471" calcext:value-type="float">
            <text:p>0.00472471</text:p>
          </table:table-cell>
          <table:table-cell office:value-type="float" office:value="0.00250353" calcext:value-type="float">
            <text:p>0.00250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11,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90566" calcext:value-type="float">
            <text:p>0.0190566</text:p>
          </table:table-cell>
          <table:table-cell table:style-name="ce4" office:value-type="float" office:value="0.00354207" calcext:value-type="float">
            <text:p>0.00354207</text:p>
          </table:table-cell>
          <table:table-cell office:value-type="float" office:value="0.0113103" calcext:value-type="float">
            <text:p>0.0113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11,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888" calcext:value-type="float">
            <text:p>0.01888</text:p>
          </table:table-cell>
          <table:table-cell table:style-name="ce4" office:value-type="float" office:value="0.00717714" calcext:value-type="float">
            <text:p>0.00717714</text:p>
          </table:table-cell>
          <table:table-cell office:value-type="float" office:value="0.0174171" calcext:value-type="float">
            <text:p>0.0174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11,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26933" calcext:value-type="float">
            <text:p>0.0126933</text:p>
          </table:table-cell>
          <table:table-cell table:style-name="ce4" office:value-type="float" office:value="0.000106667" calcext:value-type="float">
            <text:p>0.00010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:</text:p>
          </table:table-cell>
          <table:table-cell office:value-type="string" calcext:value-type="string">
            <text:p>3,6</text:p>
          </table:table-cell>
          <table:table-cell office:value-type="float" office:value="8171904" calcext:value-type="float">
            <text:p>8171904</text:p>
          </table:table-cell>
          <table:table-cell office:value-type="float" office:value="0.00904488" calcext:value-type="float">
            <text:p>0.00904488</text:p>
          </table:table-cell>
          <table:table-cell office:value-type="float" office:value="0.00906247" calcext:value-type="float">
            <text:p>0.00906247</text:p>
          </table:table-cell>
          <table:table-cell office:value-type="float" office:value="0.00905254" calcext:value-type="float">
            <text:p>0.00905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:</text:p>
          </table:table-cell>
          <table:table-cell office:value-type="string" calcext:value-type="string">
            <text:p>11,6</text:p>
          </table:table-cell>
          <table:table-cell office:value-type="float" office:value="8811768" calcext:value-type="float">
            <text:p>8811768</text:p>
          </table:table-cell>
          <table:table-cell office:value-type="float" office:value="0.000210995" calcext:value-type="float">
            <text:p>0.000210995</text:p>
          </table:table-cell>
          <table:table-cell office:value-type="float" office:value="0.000210906" calcext:value-type="float">
            <text:p>0.000210906</text:p>
          </table:table-cell>
          <table:table-cell office:value-type="float" office:value="0.00021089" calcext:value-type="float">
            <text:p>0.00021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:</text:p>
          </table:table-cell>
          <table:table-cell office:value-type="string" calcext:value-type="string">
            <text:p>6,10</text:p>
          </table:table-cell>
          <table:table-cell office:value-type="float" office:value="9692567" calcext:value-type="float">
            <text:p>9692567</text:p>
          </table:table-cell>
          <table:table-cell table:number-columns-repeated="3" office:value-type="float" office:value="0.0013916" calcext:value-type="float">
            <text:p>0.0013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:</text:p>
          </table:table-cell>
          <table:table-cell office:value-type="string" calcext:value-type="string">
            <text:p>8,9</text:p>
          </table:table-cell>
          <table:table-cell office:value-type="float" office:value="9694316" calcext:value-type="float">
            <text:p>9694316</text:p>
          </table:table-cell>
          <table:table-cell table:number-columns-repeated="3" table:style-name="ce1" office:value-type="float" office:value="0.00000215897" calcext:value-type="float">
            <text:p>2.1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:</text:p>
          </table:table-cell>
          <table:table-cell office:value-type="string" calcext:value-type="string">
            <text:p>25,7</text:p>
          </table:table-cell>
          <table:table-cell office:value-type="float" office:value="9694486" calcext:value-type="float">
            <text:p>9694486</text:p>
          </table:table-cell>
          <table:table-cell table:number-columns-repeated="3" table:style-name="ce1" office:value-type="float" office:value="0.0000000000165354" calcext:value-type="float">
            <text:p>1.65E-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25,7</text:p>
          </table:table-cell>
          <table:table-cell table:style-name="ce1" office:value-type="float" office:value="1310000000" calcext:value-type="float">
            <text:p>1.31E+09</text:p>
          </table:table-cell>
          <table:table-cell table:style-name="ce1" office:value-type="float" office:value="0.00000641385" calcext:value-type="float">
            <text:p>6.41E-06</text:p>
          </table:table-cell>
          <table:table-cell table:style-name="ce8" office:value-type="float" office:value="0.0000000969697" calcext:value-type="float">
            <text:p>9.70E-08</text:p>
          </table:table-cell>
          <table:table-cell table:style-name="ce1" office:value-type="float" office:value="0.0000307948" calcext:value-type="float">
            <text:p>3.08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:</text:p>
          </table:table-cell>
          <table:table-cell office:value-type="string" calcext:value-type="string">
            <text:p>25,7</text:p>
          </table:table-cell>
          <table:table-cell table:style-name="ce1" office:value-type="float" office:value="5310000000" calcext:value-type="float">
            <text:p>5.31E+09</text:p>
          </table:table-cell>
          <table:table-cell table:style-name="ce1" office:value-type="float" office:value="0.00000196767" calcext:value-type="float">
            <text:p>1.97E-06</text:p>
          </table:table-cell>
          <table:table-cell table:style-name="ce8" office:value-type="float" office:value="0.0000000304279" calcext:value-type="float">
            <text:p>3.04E-08</text:p>
          </table:table-cell>
          <table:table-cell table:style-name="ce1" office:value-type="float" office:value="0.0000197984" calcext:value-type="float">
            <text:p>1.98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25,7</text:p>
          </table:table-cell>
          <table:table-cell table:style-name="ce1" office:value-type="float" office:value="1670000000" calcext:value-type="float">
            <text:p>1.67E+09</text:p>
          </table:table-cell>
          <table:table-cell table:style-name="ce1" office:value-type="float" office:value="0.000129566" calcext:value-type="float">
            <text:p>1.30E-04</text:p>
          </table:table-cell>
          <table:table-cell table:style-name="ce8" office:value-type="float" office:value="0.000000109871" calcext:value-type="float">
            <text:p>1.10E-07</text:p>
          </table:table-cell>
          <table:table-cell table:style-name="ce1" office:value-type="float" office:value="0.000096206" calcext:value-type="float">
            <text:p>9.6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:</text:p>
          </table:table-cell>
          <table:table-cell office:value-type="string" calcext:value-type="string">
            <text:p>25,7</text:p>
          </table:table-cell>
          <table:table-cell table:style-name="ce1" office:value-type="float" office:value="4670000000" calcext:value-type="float">
            <text:p>4.67E+09</text:p>
          </table:table-cell>
          <table:table-cell table:style-name="ce1" office:value-type="float" office:value="0.00109976" calcext:value-type="float">
            <text:p>1.10E-03</text:p>
          </table:table-cell>
          <table:table-cell table:style-name="ce8" office:value-type="float" office:value="0.000000206061" calcext:value-type="float">
            <text:p>2.06E-07</text:p>
          </table:table-cell>
          <table:table-cell table:style-name="ce1" office:value-type="float" office:value="0.000564485" calcext:value-type="float">
            <text:p>5.64E-0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 for 32bit</text:p>
          </table:table-cell>
          <table:table-cell table:number-columns-repeated="2"/>
          <table:table-cell table:style-name="ce6" table:formula="of:=AVERAGE([.D45:.D48])" office:value-type="float" office:value="0.00030942688" calcext:value-type="float">
            <text:p>0.00031</text:p>
          </table:table-cell>
          <table:table-cell table:style-name="ce6" table:formula="of:=AVERAGE([.E45:.E48])" office:value-type="float" office:value="0.0000001108324" calcext:value-type="float">
            <text:p>0.00000</text:p>
          </table:table-cell>
          <table:table-cell table:style-name="ce6" table:formula="of:=AVERAGE([.F45:.F48])" office:value-type="float" office:value="0.00017782105" calcext:value-type="float">
            <text:p>0.00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for all</text:p>
          </table:table-cell>
          <table:table-cell table:number-columns-repeated="2"/>
          <table:table-cell table:style-name="ce6" table:formula="of:=AVERAGE([.D2:.D48])" office:value-type="float" office:value="0.0180411208760248" calcext:value-type="float">
            <text:p>0.01804</text:p>
          </table:table-cell>
          <table:table-cell table:style-name="ce6" table:formula="of:=AVERAGE([.E2:.E48])" office:value-type="float" office:value="0.0142434777890603" calcext:value-type="float">
            <text:p>0.01424</text:p>
          </table:table-cell>
          <table:table-cell table:style-name="ce6" table:formula="of:=AVERAGE([.F2:.F48])" office:value-type="float" office:value="0.0163811754671167" calcext:value-type="float">
            <text:p>0.01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for mult</text:p>
          </table:table-cell>
          <table:table-cell table:number-columns-repeated="2"/>
          <table:table-cell table:style-name="ce2" table:formula="of:=AVERAGE([.D40:.D44])" office:value-type="float" office:value="0.00212992679730708" calcext:value-type="float">
            <text:p>0.0021</text:p>
          </table:table-cell>
          <table:table-cell table:style-name="ce2" table:formula="of:=AVERAGE([.E40:.E44])" office:value-type="float" office:value="0.00213342699730708" calcext:value-type="float">
            <text:p>0.0021</text:p>
          </table:table-cell>
          <table:table-cell table:style-name="ce2" table:formula="of:=AVERAGE([.F40:.F44])" office:value-type="float" office:value="0.00213143779730708" calcext:value-type="float">
            <text:p>0.0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for 32bit sub</text:p>
          </table:table-cell>
          <table:table-cell table:number-columns-repeated="2"/>
          <table:table-cell table:style-name="ce2" table:formula="of:=AVERAGE([.D33:.D39])" office:value-type="float" office:value="0.0126806065714286" calcext:value-type="float">
            <text:p>0.0127</text:p>
          </table:table-cell>
          <table:table-cell table:style-name="ce2" table:formula="of:=AVERAGE([.E33:.E39])" office:value-type="float" office:value="0.00445032028571429" calcext:value-type="float">
            <text:p>0.0045</text:p>
          </table:table-cell>
          <table:table-cell table:style-name="ce2" table:formula="of:=AVERAGE([.F33:.F39])" office:value-type="float" office:value="0.00656491242857143" calcext:value-type="float">
            <text:p>0.0066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ce1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1"/>
        </table:table-row>
        <table:table-row table:style-name="ro1">
          <table:table-cell table:number-columns-repeated="9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9:18:35.739462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6:27:23.220937300</meta:creation-date>
    <dc:date>2021-02-08T20:51:00.527870318</dc:date>
    <meta:editing-duration>PT9M4S</meta:editing-duration>
    <meta:editing-cycles>3</meta:editing-cycles>
    <meta:generator>LibreOffice/6.4.6.2$Linux_X86_64 LibreOffice_project/40$Build-2</meta:generator>
    <meta:document-statistic meta:table-count="1" meta:cell-count="304" meta:object-count="0"/>
  </office:meta>
</office:document-meta>
</file>